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7.75cm" fo:min-width="5.5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8cm" svg:x="6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cm" svg:y1="2.5cm" svg:x2="6.1cm" svg:y2="2.5cm">
          <text:p text:style-name="P2">clk</text:p>
          <text:p text:style-name="P2"/>
        </draw:line>
        <draw:line draw:style-name="gr2" draw:text-style-name="P3" draw:layer="layout" svg:x1="3cm" svg:y1="3.2cm" svg:x2="6cm" svg:y2="3.2cm">
          <text:p text:style-name="P2">rst_n</text:p>
          <text:p text:style-name="P2"/>
        </draw:line>
        <draw:line draw:style-name="gr2" draw:text-style-name="P3" draw:layer="layout" svg:x1="12cm" svg:y1="3cm" svg:x2="18cm" svg:y2="3cm">
          <text:p text:style-name="P2">o_single_bits_bus</text:p>
          <text:p text:style-name="P2"/>
        </draw:line>
        <draw:line draw:style-name="gr2" draw:text-style-name="P3" draw:layer="layout" svg:x1="12cm" svg:y1="4cm" svg:x2="18cm" svg:y2="4cm">
          <text:p text:style-name="P2">o_bus_n</text:p>
          <text:p text:style-name="P2"/>
        </draw:line>
        <draw:line draw:style-name="gr2" draw:text-style-name="P3" draw:layer="layout" svg:x1="3cm" svg:y1="5cm" svg:x2="6cm" svg:y2="5cm">
          <text:p text:style-name="P2">i_rx</text:p>
          <text:p text:style-name="P2"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19:15:05.196974154</meta:creation-date>
    <dc:date>2022-04-24T19:22:09.934046974</dc:date>
    <meta:editing-duration>PT7M12S</meta:editing-duration>
    <meta:editing-cycles>2</meta:editing-cycles>
    <meta:generator>LibreOffice/6.4.7.2$Linux_X86_64 LibreOffice_project/40$Build-2</meta:generator>
    <meta:document-statistic meta:object-count="6"/>
  </office:meta>
</office:document-meta>
</file>